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1" draw:id="id1" draw:layer="layout" svg:width="1.094cm" svg:height="1.1cm" svg:x="5.406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094cm" svg:height="1.1cm" svg:x="23.30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cm" svg:height="7.9cm" svg:x="11.2cm" svg:y="3.7cm">
          <text:p text:style-name="P2"><text:span text:style-name="T1">list_vt_lengt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26cm" svg:height="3.9cm" svg:x="1.374cm" svg:y="5.452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.774cm" svg:y="6.752cm">
          <text:p text:style-name="P2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878cm" svg:height="1.431cm" svg:x="1.815cm" svg:y="4.721cm">
          <draw:text-box>
            <text:p><text:span text:style-name="T1">list_vt(x, n)</text:span></text:p>
          </draw:text-box>
        </draw:frame>
        <draw:custom-shape draw:style-name="gr4" draw:text-style-name="P1" draw:layer="layout" svg:width="4.345cm" svg:height="3.6cm" svg:x="7.6cm" svg:y="5.8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7.055cm" svg:y="5.8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994cm" svg:height="3.9cm" svg:x="21.7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228cm" svg:height="1.431cm" svg:x="22.141cm" svg:y="4.869cm">
          <draw:text-box>
            <text:p><text:span text:style-name="T1">int n</text:span></text:p>
          </draw:text-box>
        </draw:frame>
        <draw:custom-shape draw:style-name="gr4" draw:text-style-name="P1" draw:layer="layout" svg:width="3cm" svg:height="1.7cm" svg:x="22.694cm" svg:y="6.763cm">
          <text:p text:style-name="P2"><text:span text:style-name="T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draw:line-skew="-1.525cm" svg:x1="5.953cm" svg:y1="5.1cm" svg:x2="23.853cm" svg:y2="5.2cm" draw:start-shape="id1" draw:start-glue-point="0" draw:end-shape="id2" draw:end-glue-point="0" svg:d="M5953 5100c0-3037 17900-3087 17900 100" svg:viewBox="0 0 17901 2385">
          <text:p/>
        </draw:connector>
        <draw:custom-shape draw:style-name="gr7" draw:text-style-name="P1" draw:layer="layout" svg:width="6cm" svg:height="1.8cm" svg:x="21.6cm" svg:y="1.4cm">
          <text:p text:style-name="P2"><text:span text:style-name="T1">Same value</text:span></text:p>
          <draw:enhanced-geometry svg:viewBox="0 0 21600 21600" draw:text-areas="800 800 20800 20800" draw:type="round-rectangular-callout" draw:modifiers="-4420.06332277954 21432.0932815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1.8cm" svg:x="1.3cm" svg:y="1.5cm">
          <text:p text:style-name="P2"><text:span text:style-name="T1">Not consume</text:span></text:p>
          <draw:enhanced-geometry svg:viewBox="0 0 21600 21600" draw:text-areas="800 800 20800 20800" draw:type="round-rectangular-callout" draw:modifiers="7137.61039826696 43571.7934480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30M20S</meta:editing-duration>
    <meta:editing-cycles>47</meta:editing-cycles>
    <meta:generator>LibreOffice/4.2.5.2$Linux_X86_64 LibreOffice_project/420m0$Build-2</meta:generator>
    <meta:initial-creator>Okabe Kiwamu</meta:initial-creator>
    <dc:date>2014-08-02T10:19:43.737750300</dc:date>
    <dc:creator>Okabe Kiwamu</dc:creator>
    <meta:document-statistic meta:object-count="14"/>
    <meta:template xlink:type="simple" xlink:actuate="onRequest" xlink:title="図A4横" xlink:href="../.config/libreoffice/4/user/template/A4横.otg" meta:date="2014-08-02T09:46:36.945652124"/>
  </office:meta>
</office:document-meta>
</file>